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86AA13DB595821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53435" officeooo:paragraph-rsid="00053435"/>
    </style:style>
    <style:style style:name="P2" style:family="paragraph" style:parent-style-name="Standard">
      <style:paragraph-properties fo:text-align="end" style:justify-single-word="false"/>
      <style:text-properties officeooo:rsid="00053435" officeooo:paragraph-rsid="00053435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1.466cm" svg:y="0.434cm" svg:width="13.229cm" svg:height="13.229cm" draw:z-index="0"><draw:image xlink:href="Pictures/10000201000001F4000001F486AA13DB59582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lúmno: Miguel Pozo Pérez</text:p>
      <text:p text:style-name="P3"/>
      <text:h text:style-name="P1" text:outline-level="1">Logotipo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9-22T13:37:02.692000000</dc:date>
    <meta:editing-duration>PT8M33S</meta:editing-duration>
    <meta:editing-cycles>4</meta:editing-cycles>
    <meta:document-statistic meta:table-count="0" meta:image-count="1" meta:object-count="0" meta:page-count="3" meta:paragraph-count="2" meta:word-count="5" meta:character-count="33" meta:non-whitespace-character-count="30"/>
  </office:meta>
</office:document-meta>
</file>